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3.843cm" fo:margin-left="0.328cm" fo:margin-right="2.829cm" table:align="margins" style:shadow="none"/>
    </style:style>
    <style:style style:name="表格1.A" style:family="table-column">
      <style:table-column-properties style:column-width="13.843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3.649cm" table:align="margins"/>
    </style:style>
    <style:style style:name="表格2.A" style:family="table-column">
      <style:table-column-properties style:column-width="2.736cm" style:rel-column-width="13132*"/>
    </style:style>
    <style:style style:name="表格2.B" style:family="table-column">
      <style:table-column-properties style:column-width="3.709cm" style:rel-column-width="17807*"/>
    </style:style>
    <style:style style:name="表格2.C" style:family="table-column">
      <style:table-column-properties style:column-width="3.013cm" style:rel-column-width="14468*"/>
    </style:style>
    <style:style style:name="表格2.D" style:family="table-column">
      <style:table-column-properties style:column-width="4.193cm" style:rel-column-width="2012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4" style:family="paragraph" style:parent-style-name="Table_20_Contents">
      <style:paragraph-properties fo:line-height="100%" fo:text-align="center" style:justify-single-word="false"/>
      <style:text-properties fo:font-size="10.5pt" style:font-size-asian="10.5pt" style:language-asian="zh" style:country-asian="CN" style:font-size-complex="10.5pt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color="#000000"/>
    </style:style>
    <style:style style:name="P6" style:family="paragraph" style:parent-style-name="Text_20_body">
      <style:paragraph-properties fo:text-align="center" style:justify-single-word="false"/>
      <style:text-properties fo:color="#000000" style:font-name="ËÎÌå" fo:font-size="15pt" style:font-name-asian="¿¬Ìå_GB2312" style:font-size-asian="11pt"/>
    </style:style>
    <style:style style:name="P7" style:family="paragraph" style:parent-style-name="Text_20_body">
      <style:paragraph-properties fo:margin-top="0cm" fo:margin-bottom="0cm" fo:text-align="center" style:justify-single-word="false"/>
      <style:text-properties fo:color="#000000" style:font-name="Arial Black" fo:font-size="8pt"/>
    </style:style>
    <style:style style:name="T1" style:family="text">
      <style:text-properties style:font-name-asian="ËÎÌå" style:font-size-asian="15pt"/>
    </style:style>
    <style:style style:name="T2" style:family="text">
      <style:text-properties style:font-name="ËÎÌå" fo:font-size="15pt"/>
    </style:style>
    <style:style style:name="T3" style:family="text">
      <style:text-properties fo:font-size="15pt" fo:font-weight="normal" style:font-name-asian="ËÎÌå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ext:p text:style-name="P6">深圳市牧泰莱电路技术有限公司</text:p>
            <text:p text:style-name="P7">SHENZHEN MULTILAYER PCB TECHNOLOGY CO.,LTD.</text:p>
            <text:p text:style-name="P5"><text:span text:style-name="T1">外箱</text:span><text:span text:style-name="T3">标签</text:span><text:span text:style-name="T2">/QC PASS</text:span>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row>
                <table:table-cell table:style-name="表格2.A1" office:value-type="string">
                  <text:p text:style-name="P4">客户代号：</text:p>
                  <text:p text:style-name="P4"/>
                  <text:p text:style-name="P4">Customer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>档案号：</text:p>
                  <text:p text:style-name="P4"/>
                  <text:p text:style-name="P4">File NO.</text:p>
                </table:table-cell>
                <table:table-cell table:style-name="表格2.D1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4">零件号：</text:p>
                  <text:p text:style-name="P4"/>
                  <text:p text:style-name="P4">Part NO</text:p>
                </table:table-cell>
                <table:table-cell table:style-name="表格2.A2" office:value-type="string">
                  <text:p text:style-name="P4"/>
                </table:table-cell>
                <table:table-cell table:style-name="表格2.A2" office:value-type="string">
                  <text:p text:style-name="P4">生产批次号：</text:p>
                  <text:p text:style-name="P4"/>
                  <text:p text:style-name="P4">Production NO.</text:p>
                </table:table-cell>
                <table:table-cell table:style-name="表格2.D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4">物料编码：</text:p>
                  <text:p text:style-name="P4"/>
                  <text:p text:style-name="P4">Order No.</text:p>
                </table:table-cell>
                <table:table-cell table:style-name="表格2.A2" office:value-type="string">
                  <text:p text:style-name="P4"/>
                </table:table-cell>
                <table:table-cell table:style-name="表格2.A2" office:value-type="string">
                  <text:p text:style-name="P4">订单批次号：</text:p>
                  <text:p text:style-name="P4"/>
                  <text:p text:style-name="P4">Order Batch NO.</text:p>
                </table:table-cell>
                <table:table-cell table:style-name="表格2.D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4">数 量</text:p>
                </table:table-cell>
                <table:table-cell table:style-name="表格2.A2" table:number-rows-spanned="2" office:value-type="string">
                  <text:p text:style-name="P4"/>
                </table:table-cell>
                <table:table-cell table:style-name="表格2.A2" office:value-type="string">
                  <text:p text:style-name="P4">日 期</text:p>
                </table:table-cell>
                <table:table-cell table:style-name="表格2.D2" table:number-rows-spanned="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4">Q ty</text:p>
                </table:table-cell>
                <table:covered-table-cell/>
                <table:table-cell table:style-name="表格2.A2" office:value-type="string">
                  <text:p text:style-name="P4">The Date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4">包 装 员：</text:p>
                </table:table-cell>
                <table:table-cell table:style-name="表格2.A2" table:number-rows-spanned="2" office:value-type="string">
                  <text:p text:style-name="P4"/>
                </table:table-cell>
                <table:table-cell table:style-name="表格2.A2" office:value-type="string">
                  <text:p text:style-name="P4">包装日期：</text:p>
                </table:table-cell>
                <table:table-cell table:style-name="表格2.D2" table:number-rows-spanned="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4">packager</text:p>
                </table:table-cell>
                <table:covered-table-cell/>
                <table:table-cell table:style-name="表格2.A2" office:value-type="string">
                  <text:p text:style-name="P4">The Date</text:p>
                </table:table-cell>
                <table:covered-table-cell/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1T11:19:23.60</meta:creation-date>
    <dc:date>2013-01-11T15:27:07.18</dc:date>
    <dc:creator>wang sheng wang</dc:creator>
    <meta:editing-duration>PT35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1" meta:paragraph-count="24" meta:word-count="60" meta:character-count="230"/>
  </office:meta>
</office:document-meta>
</file>